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29_12-36-13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29_12-13-1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29_12-04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1-29_12-04-4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1-29_12-04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29_12-04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1-29_11-58-4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1-29_11-58-4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1-29_11-58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1-29_11-58-3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1-29_11-43-4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29_11-43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29_11-43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29_11-43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1-29_11-43-04_000.jpg</text:p>
          </table:table-cell>
          <table:table-cell table:style-name="ce4" office:value-type="string">
            <text:p>:m :PHOTO 起きた時刻 / 2017012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1-29_02-19-08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1-29_02-19-08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29_02-19-0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28_23-08-0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1-28_23-08-0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1-28_23-08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1-28_20-09-47_000.jpg</text:p>
          </table:table-cell>
          <table:table-cell table:style-name="ce4" office:value-type="string">
            <text:p>:m 食べた物/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7-01-28_18-36-09_000.jpg</text:p>
          </table:table-cell>
          <table:table-cell table:style-name="ce5" office:value-type="string">
            <text:p>:m 1*1 RES / 245 122*2#1 / 　『気象学入門』　古川、大木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2017-01-28_17-45-38_000.jpg</text:p>
          </table:table-cell>
          <table:table-cell table:style-name="ce5" office:value-type="string">
            <text:p>:m other / スケジュール 長寿の家　麻雀 / 時間　朝　バスに乗る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2017-01-28_09-09-08_000.jpg</text:p>
          </table:table-cell>
          <table:table-cell table:style-name="ce5" office:value-type="string">
            <text:p>:m other / <text:s/>時刻表　バス / 宮前平～野川　城１１　土曜　平日　休日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1-28_08-04-0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1-28_08-03-5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1-28_08-03-5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1-28_03-19-42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1-28_03-19-42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1-28_03-19-42_001.jpg</text:p>
          </table:table-cell>
          <table:table-cell table:style-name="ce4" office:value-type="string">
            <text:p>:m :PHOTO 起きた時刻 / 2017012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1-28_03-19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1-27_16-49-20_000.jpg</text:p>
          </table:table-cell>
          <table:table-cell office:value-type="string">
            <text:p>:m other / ソーテック / 書類 / 「交通費請求明細書」　⇒　台数基準</text:p>
          </table:table-cell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2017-01-27_15-15-29_000.jpg</text:p>
          </table:table-cell>
          <table:table-cell office:value-type="string">
            <text:p>:m other / ソーテック / 製品 / 計測機 / NA-26　自己ノイズ計測　治具接続方法</text:p>
          </table:table-cell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2017-01-27_13-30-06_000.jpg</text:p>
          </table:table-cell>
          <table:table-cell office:value-type="string">
            <text:p>:m other / ソーテック / 製品 / 計測機 / NA-26　コード接続方法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7-01-27_13-29-53_000.jpg</text:p>
          </table:table-cell>
          <table:table-cell office:value-type="string">
            <text:p>:m other / ソーテック / 製品 / 計測機 / NA-26　外観</text:p>
          </table:table-cell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2017-01-27_13-21-16_000.jpg</text:p>
          </table:table-cell>
          <table:table-cell office:value-type="string">
            <text:p>:m other / ソーテック / 製品 / 計測機 / NL-05A VA-12　⇒　自己ノイズ計測用の、治具、プリアンプ</text:p>
          </table:table-cell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7-01-27_13-20-58_000.jpg</text:p>
          </table:table-cell>
          <table:table-cell office:value-type="string">
            <text:p>:m other / ソーテック / 製品 / 計測機 / 接続方法　NL-05A</text:p>
          </table:table-cell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2017-01-27_11-25-25_000.jpg</text:p>
          </table:table-cell>
          <table:table-cell office:value-type="string">
            <text:p>:m other / ソーテック / 製品 / 計測機 / 接続方法　NL-05A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2017-01-27_11-21-07_000.jpg</text:p>
          </table:table-cell>
          <table:table-cell office:value-type="string">
            <text:p>:m other / ソーテック / 製品 / 計測機 / 接続方法　NL-05A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7-01-27_09-36-56_000.jpg</text:p>
          </table:table-cell>
          <table:table-cell office:value-type="string">
            <text:p>:m other / ソーテック / 製品 / 計測機 / VA-12　外観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7-01-27_09-36-54_000.jpg</text:p>
          </table:table-cell>
          <table:table-cell office:value-type="string">
            <text:p>:m other / ソーテック / 製品 / 計測機 / 接続コード　VA-12用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2017-01-27_06-40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1-27_06-30-52_000.jpg</text:p>
          </table:table-cell>
          <table:table-cell table:style-name="ce4" office:value-type="string">
            <text:p>:m other / 温度　ベランダ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2017-01-27_02-51-50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2017-01-27_02-51-50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017-01-27_02-51-50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7-01-27_02-51-50_005.jpg</text:p>
          </table:table-cell>
          <table:table-cell office:value-type="string">
            <text:p>:m other / ソーテック / 製品 / 計測機 / 接続方法　VA-12</text:p>
          </table:table-cell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2017-01-27_02-51-50_004.jpg</text:p>
          </table:table-cell>
          <table:table-cell office:value-type="string">
            <text:p>:m other / ソーテック / 製品 / 計測機 / 接続方法　VA-12</text:p>
          </table:table-cell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2017-01-27_02-51-50_003.jpg</text:p>
          </table:table-cell>
          <table:table-cell office:value-type="string">
            <text:p>:m other / ソーテック / 製品 / 計測機 / 接続方法　電流計測時　作業台２において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2017-01-27_02-51-50_002.jpg</text:p>
          </table:table-cell>
          <table:table-cell office:value-type="string">
            <text:p>:m other / ソーテック / 書類 / 「交通費請求明細書」　⇒　時間基準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1-27_02-51-50_001.jpg</text:p>
          </table:table-cell>
          <table:table-cell table:style-name="ce4" office:value-type="string">
            <text:p>:m :PHOTO 起きた時刻 / 20170127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2017-01-27_02-51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017-01-27_02-22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7-01-26_22-54-2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1-26_19-49-33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1-26_05-44-33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1-26_05-42-57_000.jpg</text:p>
          </table:table-cell>
          <table:table-cell table:style-name="ce4" office:value-type="string">
            <text:p>:PHOTO 記録 / @自宅　ベランダ / 月　三日月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1-26_05-42-32_000.jpg</text:p>
          </table:table-cell>
          <table:table-cell table:style-name="ce4" office:value-type="string">
            <text:p>:m other / 温度　ベランダ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7-01-26_05-20-1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2017-01-26_05-20-1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2017-01-26_02-17-40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2017-01-26_02-17-40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2017-01-26_02-17-40_008.jpg</text:p>
          </table:table-cell>
          <table:table-cell table:style-name="ce5" office:value-type="string">
            <text:p>:m other / ソーテック / 修理メモ 清書版　/ NL-02A / 7-8*8 20170129_150402</text:p>
          </table:table-cell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2017-01-26_02-17-40_007.jpg</text:p>
          </table:table-cell>
          <table:table-cell table:style-name="ce5" office:value-type="string">
            <text:p>:m other / ソーテック / 修理メモ 清書版　/ NL-02A / 5-6*8 20170129_150402</text:p>
          </table:table-cell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2017-01-26_02-17-40_006.jpg</text:p>
          </table:table-cell>
          <table:table-cell table:style-name="ce5" office:value-type="string">
            <text:p>:m other / ソーテック / 修理メモ 清書版　/ NL-02A / 3-4*8 20170129_150402</text:p>
          </table:table-cell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2017-01-26_02-17-40_005.jpg</text:p>
          </table:table-cell>
          <table:table-cell table:style-name="ce5" office:value-type="string">
            <text:p>:m other / ソーテック / 修理メモ 清書版　/ NL-02A / 1-2*8 20170129_150402</text:p>
          </table:table-cell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2017-01-26_02-17-40_004.jpg</text:p>
          </table:table-cell>
          <table:table-cell table:style-name="ce5" office:value-type="string">
            <text:p>:m other / ソーテック / 修理メモ 清書版　/ NL-05A / 7-8*8 20170129_150231</text:p>
          </table:table-cell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2017-01-26_02-17-40_003.jpg</text:p>
          </table:table-cell>
          <table:table-cell table:style-name="ce5" office:value-type="string">
            <text:p>:m other / ソーテック / 修理メモ 清書版　/ NL-05A / 5-6*8 20170129_150231</text:p>
          </table:table-cell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2017-01-26_02-17-40_002.jpg</text:p>
          </table:table-cell>
          <table:table-cell table:style-name="ce5" office:value-type="string">
            <text:p>:m other / ソーテック / 修理メモ 清書版　/ NL-05A / 3-4*8 20170129_150231</text:p>
          </table:table-cell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2017-01-26_02-17-40_001.jpg</text:p>
          </table:table-cell>
          <table:table-cell table:style-name="ce5" office:value-type="string">
            <text:p>:m other / ソーテック / 修理メモ 清書版　/ NL-05A / 1-2*8 20170129_150231</text:p>
          </table:table-cell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2017-01-26_02-17-40_000.jpg</text:p>
          </table:table-cell>
          <table:table-cell table:style-name="ce5" office:value-type="string">
            <text:p>:m other / ソーテック / 修理メモ / 「試験記録書」 / VM-53A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1-25_24-08-01_000.jpg</text:p>
          </table:table-cell>
          <table:table-cell table:style-name="ce4" office:value-type="string">
            <text:p>:m :th / 考え / 満足したい　与えられたものを出しきった</text:p>
          </table:table-cell>
        </table:table-row>
        <table:table-row table:style-name="ro7">
          <table:table-cell office:value-type="float" office:value="74">
            <text:p>74</text:p>
          </table:table-cell>
          <table:table-cell office:value-type="string">
            <text:p>2017-01-25_24-04-44_000.jpg</text:p>
          </table:table-cell>
          <table:table-cell office:value-type="string">
            <text:p>:m 買ったもの / 椿クリーム / @ヨドバシ・ドット・コム / 1167(freight in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1-25_23-06-35_000.jpg</text:p>
          </table:table-cell>
          <table:table-cell table:style-name="ce4" office:value-type="string">
            <text:p>:tome <text:s/>/ 年収６００万円ぐらいの、事業　作ろう　発明　家電の資格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1-25_23-06-29_000.jpg</text:p>
          </table:table-cell>
          <table:table-cell table:style-name="ce4" office:value-type="string">
            <text:p>:tome <text:s/>/ アートとサイエンス　殉じる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2017-01-25_22-14-4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2017-01-25_22-14-3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1-25_19-36-02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1-25_12-45-31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1-24_20-54-29_000.jpg</text:p>
          </table:table-cell>
          <table:table-cell office:value-type="string">
            <text:p>:m 食べた物　サプリメント / 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1-24_20-02-13_000.jpg</text:p>
          </table:table-cell>
          <table:table-cell table:style-name="ce2" office:value-type="string">
            <text:p>:m 食べた物/</text:p>
          </table:table-cell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2017-01-24_19-20-31_000.jpg</text:p>
          </table:table-cell>
          <table:table-cell table:style-name="ce5" office:value-type="string">
            <text:p>:m other / ソーテック / 修理メモ 清書版　/ VA-12 / 5*5 20170129_145654</text:p>
          </table:table-cell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2017-01-24_19-19-58_000.jpg</text:p>
          </table:table-cell>
          <table:table-cell table:style-name="ce5" office:value-type="string">
            <text:p>:m other / ソーテック / 修理メモ 清書版　/ VA-12 / 3-4*5 20170129_145654</text:p>
          </table:table-cell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2017-01-24_19-19-27_000.jpg</text:p>
          </table:table-cell>
          <table:table-cell table:style-name="ce5" office:value-type="string">
            <text:p>:m other / ソーテック / 修理メモ 清書版　/ VA-12 / 1-2*5 20170129_145654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2017-01-24_19-16-24_000.jpg</text:p>
          </table:table-cell>
          <table:table-cell table:style-name="ce5" office:value-type="string">
            <text:p>:m other / ソーテック / 「デシベル換算表」</text:p>
          </table:table-cell>
        </table:table-row>
        <table:table-row table:style-name="ro6">
          <table:table-cell office:value-type="float" office:value="87">
            <text:p>87</text:p>
          </table:table-cell>
          <table:table-cell office:value-type="string">
            <text:p>2017-01-24_17-26-16_000.jpg</text:p>
          </table:table-cell>
          <table:table-cell table:style-name="ce5" office:value-type="string">
            <text:p>:m other / ソーテック / 修理メモ 原初、オリジナル版　/ VM-53A / 6*6 20170129_145325</text:p>
          </table:table-cell>
        </table:table-row>
        <table:table-row table:style-name="ro6">
          <table:table-cell office:value-type="float" office:value="88">
            <text:p>88</text:p>
          </table:table-cell>
          <table:table-cell office:value-type="string">
            <text:p>2017-01-24_17-25-56_000.jpg</text:p>
          </table:table-cell>
          <table:table-cell table:style-name="ce5" office:value-type="string">
            <text:p>:m other / ソーテック / 修理メモ 原初、オリジナル版　/ VM-53A / 4-5*6 20170129_145325</text:p>
          </table:table-cell>
        </table:table-row>
        <table:table-row table:style-name="ro6">
          <table:table-cell office:value-type="float" office:value="89">
            <text:p>89</text:p>
          </table:table-cell>
          <table:table-cell office:value-type="string">
            <text:p>2017-01-24_17-25-17_000.jpg</text:p>
          </table:table-cell>
          <table:table-cell table:style-name="ce5" office:value-type="string">
            <text:p>:m other / ソーテック / 修理メモ 原初、オリジナル版　/ VM-53A / 3-4*6 20170129_145325</text:p>
          </table:table-cell>
        </table:table-row>
        <table:table-row table:style-name="ro6">
          <table:table-cell office:value-type="float" office:value="90">
            <text:p>90</text:p>
          </table:table-cell>
          <table:table-cell office:value-type="string">
            <text:p>2017-01-24_17-24-55_000.jpg</text:p>
          </table:table-cell>
          <table:table-cell table:style-name="ce5" office:value-type="string">
            <text:p>:m other / ソーテック / 修理メモ 原初、オリジナル版　/ VM-53A / 1-2*6 20170129_145325</text:p>
          </table:table-cell>
        </table:table-row>
        <table:table-row table:style-name="ro6">
          <table:table-cell office:value-type="float" office:value="91">
            <text:p>91</text:p>
          </table:table-cell>
          <table:table-cell office:value-type="string">
            <text:p>2017-01-24_17-21-58_000.jpg</text:p>
          </table:table-cell>
          <table:table-cell table:style-name="ce5" office:value-type="string">
            <text:p>:m other / ソーテック / 修理メモ 清書版　/ VM-53A / 5*5 20170129_145325</text:p>
          </table:table-cell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2017-01-24_17-21-26_000.jpg</text:p>
          </table:table-cell>
          <table:table-cell table:style-name="ce5" office:value-type="string">
            <text:p>:m other / ソーテック / 修理メモ 清書版　/ VM-53A / 3-4*5 20170129_145325</text:p>
          </table:table-cell>
        </table:table-row>
        <table:table-row table:style-name="ro6">
          <table:table-cell office:value-type="float" office:value="93">
            <text:p>93</text:p>
          </table:table-cell>
          <table:table-cell office:value-type="string">
            <text:p>2017-01-24_17-18-32_000.jpg</text:p>
          </table:table-cell>
          <table:table-cell table:style-name="ce5" office:value-type="string">
            <text:p>:m other / ソーテック / 修理メモ 清書版　/ VM-53A / 1-2*5 20170129_1453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2017-01-24_12-36-50_000.jpg</text:p>
          </table:table-cell>
          <table:table-cell office:value-type="string">
            <text:p>:m 食べた物　サプリメント / </text:p>
          </table:table-cell>
        </table:table-row>
        <table:table-row table:style-name="ro6">
          <table:table-cell office:value-type="float" office:value="95">
            <text:p>95</text:p>
          </table:table-cell>
          <table:table-cell office:value-type="string">
            <text:p>2017-01-24_11-26-12_000.jpg</text:p>
          </table:table-cell>
          <table:table-cell table:style-name="ce2" office:value-type="string">
            <text:p>:PHOTO 記録 / @自宅　車庫の前 / 自転車　持って行ってもらう　矢川で使っていたもの　ありがとう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017/01/29</text:date>, <text:time>15:11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5:11:32.54</dc:date>
    <dc:creator>岩淵 謙</dc:creator>
    <meta:generator>OpenOffice/4.1.3$Win32 OpenOffice.org_project/413m1$Build-9783</meta:generator>
    <meta:editing-duration>PT1H18M41S</meta:editing-duration>
    <meta:editing-cycles>36</meta:editing-cycles>
    <meta:document-statistic meta:table-count="1" meta:cell-count="288" meta:object-count="0"/>
  </office:meta>
</office:document-meta>
</file>